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2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3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4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5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6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7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8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29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30" style:parent-style-name="Standaard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true"/>
    </style:style>
    <style:style style:name="P31" style:parent-style-name="Standaard" style:list-style-name="LFO2" style:family="paragraph">
      <style:paragraph-properties fo:margin-top="0.0694in" fo:margin-bottom="0.0694in" fo:line-height="100%"/>
      <style:text-properties fo:hyphenate="true"/>
    </style:style>
    <style:style style:name="T3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</office:automatic-styles>
  <office:body>
    <office:text text:use-soft-page-breaks="true">
      <text:list text:style-name="LFO1" text:continue-numbering="true">
        <text:list-item>
          <text:p text:style-name="P1">Als een gebruiker wil ik een nieuwe klant aan het systeem kunnen toevoegen.<text:s/></text:p>
        </text:list-item>
        <text:list-item>
          <text:p text:style-name="P2">Als een gebruiker wil ik de bestaande klantgegevens kunnen bekijken.<text:s/></text:p>
        </text:list-item>
        <text:list-item>
          <text:p text:style-name="P3">Als een gebruiker wil ik de klantgegevens kunnen bewerken.</text:p>
        </text:list-item>
        <text:list-item>
          <text:p text:style-name="P4">Als een gebruiker wil ik de<text:s/>klantgegevens kunnen verwijderen.<text:s/></text:p>
        </text:list-item>
        <text:list-item>
          <text:p text:style-name="P5">Als een gebruiker wil ik alle klanten in een lijst kunnen bekijken.</text:p>
        </text:list-item>
        <text:list-item>
          <text:p text:style-name="P6">Als een gebruiker wil ik kunnen zoeken naar een specifieke klant.<text:s/></text:p>
        </text:list-item>
        <text:list-item>
          <text:p text:style-name="P7">Als een gebruiker wil ik klanten kunnen sorteren op naam, leeftijd, of andere attributen.<text:s/></text:p>
        </text:list-item>
        <text:list-item>
          <text:p text:style-name="P8">Als een gebruiker wil ik klantgegevens kunnen exporteren naar een CSV-bestand.<text:s/></text:p>
        </text:list-item>
        <text:list-item>
          <text:p text:style-name="P9">Als een gebruiker wil ik een foto van de klant kunnen toevoegen.<text:s/></text:p>
        </text:list-item>
        <text:list-item>
          <text:p text:style-name="P10">Als een gebruiker wil ik de klantgegevens kunnen valideren voordat ik ze opsla.</text:p>
        </text:list-item>
        <text:list-item>
          <text:p text:style-name="P11">Als een gebruiker wil ik<text:s/>notities kunnen toevoegen aan de klantgegevens.<text:s/></text:p>
        </text:list-item>
        <text:list-item>
          <text:p text:style-name="P12">Als een gebruiker wil ik klanten kunnen filteren op basis van bepaalde criteria, zoals leeftijd of medicatiegebruik.<text:s/></text:p>
        </text:list-item>
        <text:list-item>
          <text:p text:style-name="P13">Als een gebruiker wil ik klantgegevens kunnen afdrukken.</text:p>
        </text:list-item>
        <text:list-item>
          <text:p text:style-name="P14">Als een gebruiker wil ik een waarschuwing krijgen als ik een klant wil verwijderen met gekoppelde bestellingen.</text:p>
        </text:list-item>
        <text:list-item>
          <text:p text:style-name="P15">Als een gebruiker wil ik de historie van wijzigingen in klantgegevens kunnen bekijken.<text:s/></text:p>
        </text:list-item>
        <text:list-item>
          <text:p text:style-name="P16">Als een gebruiker wil ik notificaties ontvangen wanneer klantgegevens zijn gewijzigd.<text:s/></text:p>
        </text:list-item>
        <text:list-item>
          <text:p text:style-name="P17">Als een gebruiker wil ik klantgegevens kunnen importeren vanuit een bestand.</text:p>
        </text:list-item>
        <text:list-item>
          <text:p text:style-name="P18">Als een gebruiker wil ik een herinnering kunnen instellen voor belangrijke gebeurtenissen, zoals verjaardagen.<text:s/></text:p>
        </text:list-item>
        <text:list-item>
          <text:p text:style-name="P19">Als een gebruiker wil ik klantgegevens kunnen koppelen aan bestellingen en recepten.<text:s/></text:p>
        </text:list-item>
        <text:list-item>
          <text:p text:style-name="P20">Als een gebruiker wil ik rapporten kunnen genereren op basis van klantgegevens, zoals verkoop per klant.</text:p>
        </text:list-item>
      </text:list>
      <text:p text:style-name="Standaard"/>
      <text:p text:style-name="Standaard"/>
      <text:list text:style-name="LFO2" text:continue-numbering="true">
        <text:list-item>
          <text:p text:style-name="P21">Als een gebruiker wil ik me kunnen registreren in het systeem met een geldig e-mailadres en wachtwoord.</text:p>
        </text:list-item>
        <text:list-item>
          <text:p text:style-name="P22">Als een gebruiker wil ik<text:s/>kunnen inloggen op het systeem met mijn geregistreerde e-mailadres en wachtwoord.</text:p>
        </text:list-item>
        <text:list-item>
          <text:p text:style-name="P23">Als een gebruiker wil ik mijn wachtwoord kunnen herstellen via een wachtwoordherstelproces, zoals het ontvangen van een resetlink per e-mail.</text:p>
        </text:list-item>
        <text:list-item>
          <text:p text:style-name="P24">Als een gebruiker wil ik mijn gebruikersprofiel kunnen bewerken, inclusief het wijzigen van mijn naam, contactgegevens en profielfoto.</text:p>
        </text:list-item>
        <text:list-item>
          <text:p text:style-name="P25">Als een gebruiker wil ik kunnen uitloggen uit het systeem om mijn sessie te beëindigen en de toegang tot mijn gegevens te beveiligen.</text:p>
        </text:list-item>
        <text:list-item>
          <text:p text:style-name="P26">Als een gebruiker<text:s/>wil ik een persoonlijk dashboard kunnen bekijken na het inloggen, waar ik relevante informatie en acties kan zien.</text:p>
        </text:list-item>
        <text:list-item>
          <text:p text:style-name="P27">Als een gebruiker wil ik een melding ontvangen wanneer er belangrijke updates of aankondigingen zijn binnen het systeem.</text:p>
        </text:list-item>
        <text:list-item>
          <text:p text:style-name="P28">Als een gebruiker wil ik mijn wachtwoord kunnen wijzigen om de beveiliging van mijn account te verbeteren.</text:p>
        </text:list-item>
        <text:list-item>
          <text:p text:style-name="P29">Als een gebruiker wil ik de mogelijkheid hebben om mijn account permanent te verwijderen uit het systeem.</text:p>
        </text:list-item>
        <text:list-item>
          <text:p text:style-name="P30">Als een gebruiker wil ik de navigatiebalk (navbar) kunnen aanpassen, zodat ik snel toegang heb tot de meest gebruikte functionaliteiten.</text:p>
        </text:list-item>
        <text:list-item>
          <text:p text:style-name="P31"><text:span text:style-name="T32">Als een gebruiker wil ik een zoekfunctie hebben in de navigatiebalk, zodat ik snel specifieke pagina's of functionaliteiten kan vind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ui-provider" style:display-name="ui-provider" style:family="text" style:parent-style-name="Standaardalinea-lettertype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ras Awad</meta:initial-creator>
    <dc:creator>Abdulghani Arbash</dc:creator>
    <meta:creation-date>2023-02-07T09:21:00Z</meta:creation-date>
    <dc:date>2023-06-15T12:23:00Z</dc:date>
    <meta:template xlink:href="Normal" xlink:type="simple"/>
    <meta:editing-cycles>9</meta:editing-cycles>
    <meta:editing-duration>PT27720S</meta:editing-duration>
    <meta:document-statistic meta:page-count="1" meta:paragraph-count="5" meta:word-count="461" meta:character-count="2996" meta:row-count="21" meta:non-whitespace-character-count="2540"/>
  </office:meta>
</office:document-meta>
</file>